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6.999cm" table:align="margins"/>
    </style:style>
    <style:style style:name="Tabuľka1.A" style:family="table-column">
      <style:table-column-properties style:column-width="1.362cm" style:rel-column-width="772*"/>
    </style:style>
    <style:style style:name="Tabuľka1.B" style:family="table-column">
      <style:table-column-properties style:column-width="4.113cm" style:rel-column-width="2332*"/>
    </style:style>
    <style:style style:name="Tabuľka1.C" style:family="table-column">
      <style:table-column-properties style:column-width="3.72cm" style:rel-column-width="2109*"/>
    </style:style>
    <style:style style:name="Tabuľka1.D" style:family="table-column">
      <style:table-column-properties style:column-width="1.519cm" style:rel-column-width="861*"/>
    </style:style>
    <style:style style:name="Tabuľka1.E" style:family="table-column">
      <style:table-column-properties style:column-width="6.285cm" style:rel-column-width="3563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E1" style:family="table-cell">
      <style:table-cell-properties style:vertical-align="middle" fo:padding="0.097cm" fo:border="0.002cm solid #000000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ff0000" fo:font-weight="bold" style:font-weight-asian="bold" style:font-weight-complex="bold"/>
    </style:style>
    <style:style style:name="P5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>
          <table:table-cell table:style-name="Tabuľka1.A1" office:value-type="string">
            <text:p text:style-name="P5">1</text:p>
          </table:table-cell>
          <table:table-cell table:style-name="Tabuľka1.A1" office:value-type="string">
            <text:p text:style-name="P7">08.10.<text:tab/>(pon)</text:p>
            <text:p text:style-name="P7">14.10.<text:tab/>(ne)</text:p>
          </table:table-cell>
          <table:table-cell table:style-name="Tabuľka1.A1" table:number-rows-spanned="2" office:value-type="string">
            <text:p text:style-name="P6">analyza</text:p>
          </table:table-cell>
          <table:table-cell table:style-name="Tabuľka1.A1" table:number-rows-spanned="2" office:value-type="string">
            <text:p text:style-name="P6">2t</text:p>
          </table:table-cell>
          <table:table-cell table:style-name="Tabuľka1.E1" office:value-type="string">
            <text:p text:style-name="P6">14.10. (ne) – vystup nastudovania jednotlivych modulov</text:p>
          </table:table-cell>
        </table:table-row>
        <table:table-row>
          <table:table-cell table:style-name="Tabuľka1.A2" office:value-type="string">
            <text:p text:style-name="P1">2</text:p>
          </table:table-cell>
          <table:table-cell table:style-name="Tabuľka1.A2" office:value-type="string">
            <text:p text:style-name="P3">15.10.<text:tab/>(pon)</text:p>
            <text:p text:style-name="P3">21.10.<text:tab/>(ne)</text:p>
          </table:table-cell>
          <table:covered-table-cell/>
          <table:covered-table-cell/>
          <table:table-cell table:style-name="Tabuľka1.E2" office:value-type="string">
            <text:p text:style-name="P2"/>
          </table:table-cell>
        </table:table-row>
        <table:table-row>
          <table:table-cell table:style-name="Tabuľka1.A2" office:value-type="string">
            <text:p text:style-name="P1">3</text:p>
          </table:table-cell>
          <table:table-cell table:style-name="Tabuľka1.A2" office:value-type="string">
            <text:p text:style-name="P3">22.10.<text:tab/>(pon)</text:p>
            <text:p text:style-name="P3">28.10.<text:tab/>(ne)</text:p>
          </table:table-cell>
          <table:table-cell table:style-name="Tabuľka1.A2" office:value-type="string">
            <text:p text:style-name="P2">specifikacia</text:p>
          </table:table-cell>
          <table:table-cell table:style-name="Tabuľka1.A2" office:value-type="string">
            <text:p text:style-name="P2">1t</text:p>
          </table:table-cell>
          <table:table-cell table:style-name="Tabuľka1.E2" office:value-type="string">
            <text:p text:style-name="P2"/>
          </table:table-cell>
        </table:table-row>
        <table:table-row>
          <table:table-cell table:style-name="Tabuľka1.A2" office:value-type="string">
            <text:p text:style-name="P1">4</text:p>
          </table:table-cell>
          <table:table-cell table:style-name="Tabuľka1.A2" office:value-type="string">
            <text:p text:style-name="P3">29.10.<text:tab/>(pon)</text:p>
            <text:p text:style-name="P3">04.11.<text:tab/>(ne)</text:p>
          </table:table-cell>
          <table:table-cell table:style-name="Tabuľka1.A2" office:value-type="string">
            <text:p text:style-name="P2">navrh</text:p>
          </table:table-cell>
          <table:table-cell table:style-name="Tabuľka1.A2" office:value-type="string">
            <text:p text:style-name="P2">1t</text:p>
          </table:table-cell>
          <table:table-cell table:style-name="Tabuľka1.E2" office:value-type="string">
            <text:p text:style-name="P2"/>
          </table:table-cell>
        </table:table-row>
        <table:table-row>
          <table:table-cell table:style-name="Tabuľka1.A2" office:value-type="string">
            <text:p text:style-name="P1">5</text:p>
          </table:table-cell>
          <table:table-cell table:style-name="Tabuľka1.A2" office:value-type="string">
            <text:p text:style-name="P3">05.11.<text:tab/>(pon)</text:p>
            <text:p text:style-name="P3">11.11<text:tab/>(ne)</text:p>
          </table:table-cell>
          <table:table-cell table:style-name="Tabuľka1.A2" office:value-type="string">
            <text:p text:style-name="P2">slack time<text:note text:id="ftn0" text:note-class="footnote"><text:note-citation>1</text:note-citation><text:note-body><text:p text:style-name="Footnote">MSI od Bielikovej – str. 16</text:p></text:note-body></text:note></text:p>
          </table:table-cell>
          <table:table-cell table:style-name="Tabuľka1.A2" office:value-type="string">
            <text:p text:style-name="P2">1t</text:p>
          </table:table-cell>
          <table:table-cell table:style-name="Tabuľka1.E2" office:value-type="string">
            <text:p text:style-name="P2"/>
          </table:table-cell>
        </table:table-row>
        <table:table-row>
          <table:table-cell table:style-name="Tabuľka1.A2" office:value-type="string">
            <text:p text:style-name="P1">6</text:p>
          </table:table-cell>
          <table:table-cell table:style-name="Tabuľka1.A2" office:value-type="string">
            <text:p text:style-name="P3">12.11.<text:tab/>(pon)</text:p>
            <text:p text:style-name="P4">15.11.<text:tab/> (stv) 14.00</text:p>
          </table:table-cell>
          <table:table-cell table:style-name="Tabuľka1.A2" office:value-type="string">
            <text:p text:style-name="P2">revizia, doladovanie, tlac</text:p>
          </table:table-cell>
          <table:table-cell table:style-name="Tabuľka1.A2" office:value-type="string">
            <text:p text:style-name="P2">3d</text:p>
          </table:table-cell>
          <table:table-cell table:style-name="Tabuľka1.E2" office:value-type="string">
            <text:p text:style-name="P2">15.11. (stv) – odovzdanie dokumentacie analyzy, specifikacie poziadavok a navrh riesenia </text:p>
          </table:table-cell>
        </table:table-row>
        <table:table-row>
          <table:table-cell table:style-name="Tabuľka1.A1" office:value-type="string">
            <text:p text:style-name="P1"/>
          </table:table-cell>
          <table:table-cell table:style-name="Tabuľka1.A1" office:value-type="string">
            <text:p text:style-name="P3"/>
          </table:table-cell>
          <table:table-cell table:style-name="Tabuľka1.A1" office:value-type="string">
            <text:p text:style-name="P2"/>
          </table:table-cell>
          <table:table-cell table:style-name="Tabuľka1.A1" office:value-type="string">
            <text:p text:style-name="P2"/>
          </table:table-cell>
          <table:table-cell table:style-name="Tabuľka1.E1" office:value-type="string">
            <text:p text:style-name="P2"/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23.11.<text:tab/> (pia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2">odovzdanie posudku analyzy, specifikacie, navrhu durheho timu</text:p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7.12. (pon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2">odovzdanie prototypu vybranych casti systemu, spolu s dokumentaciou</text:p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7.12. - 20.12.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2">pouzivatelska prezentacia prototypu</text:p>
          </table:table-cell>
        </table:table-row>
        <table:table-row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1.2.08 (pon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2">odovzdanie posudku prototypu druheho timu</text:p>
          </table:table-cell>
        </table:table-row>
      </table:table>
      <text:p text:style-name="Standard"/>
      <text:p text:style-name="Standard"/>
      <text:p text:style-name="Standard"/>
      <text:p text:style-name="Standard"><text:span text:style-name="T1">Zapisnica</text:span> – natuka ju autor este v den stretnutia (pon) – ak by nemohol, tak niekoho poveri, ale urc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0-11T19:10:38</dc:date>
    <meta:editing-cycles>2</meta:editing-cycles>
    <meta:editing-duration>PT34M4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0" meta:word-count="116" meta:character-count="770"/>
  </office:meta>
</office:document-meta>
</file>